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cm" fo:min-width="0.8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2cm" fo:min-width="2.36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302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marker-start="Arrowheads_20_2" draw:marker-start-width="0.3cm" draw:marker-end="Arrowheads_20_2" draw:marker-end-width="0.3cm" draw:fill="none" draw:textarea-horizontal-align="center" draw:textarea-vertical-align="middle"/>
    </style:style>
    <style:style style:name="gr14" style:family="graphic" style:parent-style-name="standard">
      <style:graphic-properties draw:marker-end="Arrowheads_20_2" draw:marker-end-width="0.3cm" draw:fill="none" draw:textarea-horizontal-align="center" draw:textarea-vertical-align="middle"/>
    </style:style>
    <style:style style:name="gr15" style:family="graphic" style:parent-style-name="standard">
      <style:graphic-properties draw:marker-end="Arrowheads_20_2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end="Arrowheads_20_2" draw:fill="none" draw:fill-color="#ffffff" fo:min-height="0.5cm"/>
    </style:style>
    <style:style style:name="gr17" style:family="graphic" style:parent-style-name="standard">
      <style:graphic-properties draw:marker-start="Arrowheads_20_2" draw:marker-end="" draw:marker-end-width="0.3cm" draw:fill="none" draw:textarea-horizontal-align="center" draw:textarea-vertical-align="middle"/>
    </style:style>
    <style:style style:name="gr18" style:family="graphic" style:parent-style-name="standard">
      <style:graphic-properties draw:marker-start="Arrowheads_20_2" draw:marker-start-width="0.3cm" draw:marker-end="Arrowheads_20_2" draw:marker-end-width="0.3cm" draw:fill="none" draw:textarea-horizontal-align="center" draw:textarea-vertical-align="middle"/>
    </style:style>
    <style:style style:name="gr19" style:family="graphic" style:parent-style-name="standard">
      <style:graphic-properties draw:marker-end="Arrowheads_20_2" draw:fill="solid" draw:fill-color="#0099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189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.5cm" svg:x="9.5cm" svg:y="4cm">
          <text:p text:style-name="P1">VisualREST</text:p>
          <text:p text:style-name="P1"><text:span text:style-name="T1">Port: 8080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3.5cm" svg:x="10.5cm" svg:y="11cm">
          <text:p text:style-name="P1">Xmpp</text:p>
          <text:p text:style-name="P1">-server</text:p>
          <text:p text:style-name="P1"><text:span text:style-name="T1">Port:522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3cm" svg:x="17cm" svg:y="4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8.5cm" svg:height="13cm" svg:x="7.5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3.927cm" svg:height="0.962cm" svg:x="7.573cm" svg:y="2.538cm">
          <draw:text-box>
            <text:p>nota.cs.tut.fi</text:p>
          </draw:text-box>
        </draw:frame>
        <draw:custom-shape draw:style-name="gr3" draw:text-style-name="P1" draw:layer="layout" svg:width="5.5cm" svg:height="4.5cm" svg:x="0.99cm" svg:y="2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1.59cm" svg:height="0.569cm" svg:x="0.8cm" svg:y="3.3cm">
          <draw:text-box>
            <text:p><text:span text:style-name="T2">address:</text:span></text:p>
          </draw:text-box>
        </draw:frame>
        <draw:custom-shape draw:style-name="gr3" draw:text-style-name="P1" draw:layer="layout" svg:width="4cm" svg:height="0.5cm" svg:x="2.39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465cm" svg:height="0.569cm" svg:x="2.225cm" svg:y="3.3cm">
          <draw:text-box>
            <text:p><text:span text:style-name="T2">http://nota.cs.tut.fi:8080</text:span></text:p>
          </draw:text-box>
        </draw:frame>
        <draw:line draw:style-name="gr7" draw:text-style-name="P1" draw:layer="layout" svg:x1="0.99cm" svg:y1="3.9cm" svg:x2="6.49cm" svg:y2="3.9cm">
          <text:p/>
        </draw:line>
        <draw:custom-shape draw:style-name="gr8" draw:text-style-name="P1" draw:layer="layout" svg:width="4.5cm" svg:height="3cm" svg:x="1.4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5cm" svg:height="0.7cm" svg:x="1.5cm" svg:y="4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3.5cm" svg:height="0.763cm" svg:x="2.29cm" svg:y="4.3cm">
          <draw:text-box>
            <text:p><text:span text:style-name="T3">visualREST</text:span></text:p>
          </draw:text-box>
        </draw:frame>
        <draw:custom-shape draw:style-name="gr11" draw:text-style-name="P1" draw:layer="layout" svg:width="3.5cm" svg:height="2cm" svg:x="1.4cm" svg:y="11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cm" svg:height="1.5cm" svg:x="1.9cm" svg:y="11.7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1.5cm" svg:height="0.569cm" svg:x="1.9cm" svg:y="11.3cm">
          <draw:text-box>
            <text:p><text:span text:style-name="T4">n810</text:span></text:p>
          </draw:text-box>
        </draw:frame>
        <draw:line draw:style-name="gr13" draw:text-style-name="P1" draw:layer="layout" svg:x1="6.5cm" svg:y1="5.5cm" svg:x2="9.5cm" svg:y2="6.5cm">
          <text:p text:style-name="P1">HTTP</text:p>
        </draw:line>
        <draw:line draw:style-name="gr14" draw:text-style-name="P1" draw:layer="layout" svg:x1="4.5cm" svg:y1="11.5cm" svg:x2="9.5cm" svg:y2="9cm">
          <text:p text:style-name="P1">HTTP</text:p>
        </draw:line>
        <draw:line draw:style-name="gr15" draw:text-style-name="P1" draw:layer="layout" svg:x1="12cm" svg:y1="9.5cm" svg:x2="12cm" svg:y2="11.5cm">
          <text:p/>
        </draw:line>
        <draw:frame draw:style-name="gr16" draw:layer="layout" svg:width="2.5cm" svg:height="0.962cm" svg:x="11.8cm" svg:y="10cm">
          <draw:text-box>
            <text:p>xmpp</text:p>
          </draw:text-box>
        </draw:frame>
        <draw:line draw:style-name="gr17" draw:text-style-name="P1" draw:layer="layout" svg:x1="5.002cm" svg:y1="13.13cm" svg:x2="10.502cm" svg:y2="13.069cm">
          <text:p text:style-name="P1">xmpp</text:p>
        </draw:line>
        <draw:line draw:style-name="gr18" draw:text-style-name="P1" draw:layer="layout" svg:x1="14.5cm" svg:y1="6cm" svg:x2="17cm" svg:y2="5.5cm">
          <text:p/>
        </draw:line>
        <draw:custom-shape draw:style-name="gr19" draw:text-style-name="P1" draw:layer="layout" svg:width="5.5cm" svg:height="0.5cm" svg:x="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5" draw:layer="layout" svg:width="1cm" svg:height="0.607cm" svg:x="6.09cm" svg:y="2.6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6T10:29:12</meta:creation-date>
    <dc:date>2010-01-21T11:38:38</dc:date>
    <meta:editing-duration>PT00H14M27S</meta:editing-duration>
    <meta:editing-cycles>1</meta:editing-cycles>
    <meta:generator>OpenOffice.org/3.0$Linux OpenOffice.org_project/300m15$Build-9379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